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ff00ff"/>
    </style:style>
    <style:style style:name="T2" style:family="text">
      <style:text-properties fo:color="#ff0000"/>
    </style:style>
    <style:style style:name="T3" style:family="text">
      <style:text-properties fo:color="#00dcff"/>
    </style:style>
    <style:style style:name="T4" style:family="text">
      <style:text-properties fo:color="#3deb3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21.204cm" svg:height="14.296cm" svg:x="3.578cm" svg:y="1.491cm">
          <draw:text-box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  <text:p text:style-name="P1">Los <text:span text:style-name="T1">lazsos</text:span> de <text:span text:style-name="T2">afekto</text:span> que unían a los dos hermanos eran excepcionalmente fuertes. Muy pocas veces se ha oído hablar de una relación <text:span text:style-name="T3">fratternal</text:span> tan conmovedora. <text:span text:style-name="T4">Siempe</text:span> estuvieron muy cerca el uno de el otro y ni siquiera la distancia pudo separarlos. 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7-12-19T14:52:57</meta:creation-date>
    <dc:date>2003-08-28T15:31:01</dc:date>
    <meta:editing-cycles>3</meta:editing-cycles>
    <meta:editing-duration>P2DT4H19M57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